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start" style:justify-single-word="false"/>
    </style:style>
    <style:style style:name="P4"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5" style:family="paragraph" style:parent-style-name="Table_20_Contents">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7" style:family="paragraph" style:parent-style-name="Standard">
      <style:paragraph-properties fo:margin-top="0in" fo:margin-bottom="0in" fo:line-height="100%" fo:text-align="start" style:justify-single-word="false"/>
      <style:text-properties fo:color="#000000" style:font-name="Georgia" fo:font-size="10.5pt" style:font-size-asian="10.5pt" style:font-size-complex="10.5pt"/>
    </style:style>
    <style:style style:name="P8" style:family="paragraph" style:parent-style-name="Standard">
      <style:paragraph-properties fo:margin-top="0in" fo:margin-bottom="0in" fo:line-height="100%" fo:text-align="start" style:justify-single-word="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9" style:family="paragraph" style:parent-style-name="Standard">
      <style:paragraph-properties fo:margin-top="0in" fo:margin-bottom="0in" fo:line-height="100%" fo:text-align="start" style:justify-single-word="false"/>
    </style:style>
    <style:style style:name="P10" style:family="paragraph" style:parent-style-name="Standard">
      <style:paragraph-properties fo:line-height="100%"/>
      <style:text-properties style:font-name="Georgia" fo:font-size="10.5pt" style:font-size-asian="10.5pt" style:font-size-complex="10.5pt"/>
    </style:style>
    <style:style style:name="P11" style:family="paragraph" style:parent-style-name="Standard" style:master-page-name="Standard">
      <style:paragraph-properties fo:line-height="100%" fo:text-align="center" style:justify-single-word="false" style:page-number="auto"/>
      <style:text-properties style:font-name="Georgia" fo:font-size="14pt" style:font-size-asian="14pt" style:font-size-complex="14pt"/>
    </style:style>
    <style:style style:name="P12"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13" style:family="paragraph" style:parent-style-name="_5b_Normal_5d_">
      <style:paragraph-properties fo:margin-top="0in" fo:margin-bottom="0in" fo:line-height="100%" fo:text-align="start" style:justify-single-word="false"/>
      <style:text-properties style:font-name="Georgia" fo:font-size="10.5pt" fo:background-color="transparent" style:font-size-asian="10.5pt" style:font-size-complex="10.5pt"/>
    </style:style>
    <style:style style:name="P14" style:family="paragraph" style:parent-style-name="Table_20_Contents">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15" style:family="paragraph" style:parent-style-name="Table_20_Contents">
      <style:paragraph-properties fo:margin-top="0in" fo:margin-bottom="0in" fo:line-height="100%" fo:text-align="start" style:justify-single-word="false"/>
      <style:text-properties style:font-name="Georgia" fo:font-size="10.5pt" style:font-size-asian="10.5pt" style:font-size-complex="10.5pt"/>
    </style:style>
    <style:style style:name="P16" style:family="paragraph" style:parent-style-name="Table_20_Contents">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17" style:family="paragraph" style:parent-style-name="BODY">
      <style:paragraph-properties fo:margin-top="0in" fo:margin-bottom="0in" fo:line-height="100%" fo:text-align="start" style:justify-single-word="false"/>
      <style:text-properties style:font-name="Georgia" fo:font-size="10.5pt"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font-style="normal" fo:font-weight="normal" style:font-size-asian="10.5pt" style:font-size-complex="10.5pt"/>
    </style:style>
    <style:style style:name="T3"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style:font-name="Georgia" fo:letter-spacing="normal" fo:font-style="normal" fo:font-weight="normal"/>
    </style:style>
    <style:style style:name="T7" style:family="text">
      <style:text-properties fo:font-variant="normal" fo:text-transform="none" fo:color="#3b3d40" style:font-name="Georgia" fo:font-size="10.5pt" fo:letter-spacing="normal" fo:font-style="normal" fo:font-weight="normal" style:font-size-asian="10.5pt" style:font-size-complex="10.5pt"/>
    </style:style>
    <style:style style:name="T8"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9" style:family="text">
      <style:text-properties fo:font-variant="normal" fo:text-transform="none" fo:color="#3b3d4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0" style:family="text">
      <style:text-properties fo:font-variant="normal" fo:text-transform="none" fo:color="#3b3d40" style:font-name="Georgia" fo:font-size="10.5pt" fo:letter-spacing="normal" fo:language="none" fo:country="none"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11" style:family="text">
      <style:text-properties fo:font-variant="normal" fo:text-transform="none" fo:color="#3b3d40" style:text-position="super 58%" style:font-name="Georgia" fo:font-size="10.5pt" fo:letter-spacing="normal" fo:font-style="normal" fo:font-weight="normal" style:font-size-asian="10.5pt" style:font-size-complex="10.5pt"/>
    </style:style>
    <style:style style:name="T12" style:family="text">
      <style:text-properties fo:font-variant="normal" fo:text-transform="none" fo:color="#208020"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4"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15"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7" style:family="text">
      <style:text-properties style:font-name="Georgia" fo:language="zxx" fo:country="none" style:font-name-asian="Georgia" style:language-asian="zxx" style:country-asian="none" style:font-name-complex="Georgia" style:language-complex="zxx" style:country-complex="none"/>
    </style:style>
    <style:style style:name="T18"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9" style:family="text">
      <style:text-properties style:font-name="Georgia" fo:language="none" fo:country="none" style:font-name-asian="Georgia" style:language-asian="none" style:country-asian="none" style:font-name-complex="Georgia" style:language-complex="none" style:country-complex="none"/>
    </style:style>
    <style:style style:name="T20" style:family="text">
      <style:text-properties fo:language="none" fo:country="none" style:font-name-asian="Georgia" style:language-asian="none" style:country-asian="none" style:font-name-complex="Georgia" style:language-complex="none" style:country-complex="none"/>
    </style:style>
    <style:style style:name="T21" style:family="text">
      <style:text-properties fo:language="none" fo:country="none" style:text-underline-style="none" fo:background-color="transparent" style:font-name-asian="Georgia" style:language-asian="none" style:country-asian="none" style:font-name-complex="Georgia" style:language-complex="none" style:country-complex="none"/>
    </style:style>
    <style:style style:name="T22" style:family="text">
      <style:text-properties fo:color="#20802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23" style:family="text">
      <style:text-properties fo:color="#208020" fo:language="none" fo:country="none" style:text-underline-style="none" fo:background-color="transparent" style:font-name-asian="Georgia" style:language-asian="none" style:country-asian="none" style:font-name-complex="Georgia" style:language-complex="none" style:country-complex="none"/>
    </style:style>
    <style:style style:name="T24" style:family="text">
      <style:text-properties fo:color="#545454" fo:language="none" fo:country="none" fo:font-style="italic" style:text-underline-style="none" fo:background-color="transparent" style:font-name-asian="Georgia" style:language-asian="none" style:country-asian="none" style:font-style-asian="italic" style:font-name-complex="Georgia" style:language-complex="none" style:country-complex="none" style:font-style-complex="italic"/>
    </style:style>
    <style:style style:name="T25" style:family="text">
      <style:text-properties fo:language="zxx" fo:country="none" style:font-name-asian="Georgia" style:language-asian="zxx" style:country-asian="none" style:font-name-complex="Georgia"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e Wisdom of the Wise Men</text:span> </text:p>
      <text:p text:style-name="P10"><text:span text:style-name="T1">Read:</text:span> Matthew 2:1-12</text:p>
      <text:p text:style-name="P1"><text:span text:style-name="T1">Text:</text:span> <text:span text:style-name="T23">Proverbs 9:10</text:span><text:span text:style-name="T21"> “The fear of the LORD </text:span><text:span text:style-name="T24">is</text:span><text:span text:style-name="T21"> the beginning of wisdom: and the knowledge of the holy </text:span><text:span text:style-name="T24">is</text:span><text:span text:style-name="T21"> understanding.”</text:span></text:p>
      <text:p text:style-name="P2"><text:span text:style-name="T1">Introduction:</text:span> What a sight it must have been for the neighbors of Joseph and Mary, in Bethlehem, to see this group of wealthy men turn up their street and come to stop at their house. <text:s/>Oh the oohs and aahs of the local gossips. <text:s/>“What could it mean?” <text:s/>“Who are these new neighbors to have such friends?” <text:s/>“There ought to be a fine for parking so many camels on a side street.” <text:s/>Since there were three gifts that are mentioned in scripture I will talk about three wise characteristics of these men. </text:p>
      <text:p text:style-name="P2"/>
      <text:p text:style-name="P3"><text:span text:style-name="T8">I. Wisdom of <text:s/>Obedience to God:</text:span><text:span text:style-name="T7"> </text:span><text:span text:style-name="T2">From what we understand it appears that these wise men were intellectual men from Asia. <text:s/>They would have been highly respected. <text:s/>They were also men of wealth. <text:s/>When they declared that they had seen His star in the East, it leads one to wonder how they knew what the star represented, how they knew about the Christ child and how they knew to come to Judea. <text:s/>I know that the Christmas plays always have a star on a fishing line going before the wise men but that is not how the scriptures describe what happened. <text:s/>In Matthew 2:19-20 we read: “...</text:span><text:span text:style-name="T13">the star, which they saw in the east, went before them, till it came and stood over where the young child was. <text:s/>When they saw the star, they rejoiced with exceeding great joy.” <text:s/>It appears that they saw the star in the east but it had not been seen again until after they left Herod and headed toward Bethlehem. <text:s/></text:span><text:span text:style-name="T3">The wise men were astrologers, and the star was an astronomical sign they saw that signified the prophecy of the Jewish king. <text:s/>However that doesn’t mean that a star led them from Arabia to Jesus.</text:span><text:span text:style-name="T13"> </text:span></text:p>
      <text:p text:style-name="P4"><text:span text:style-name="T6"><text:s text:c="2"/>Most likely they had examined copies of prophetic writings which caused them to understand the expected birth of Christ. <text:s/>These writings informed them and they believed in them. <text:s/>They were obeying the urging of God in the prophesies. <text:s/>Isaiah prophesied about this when he said: “...</text:span><text:span text:style-name="T17">the LORD shall arise upon thee, and his glory shall be seen upon thee. <text:s/>And the Gentiles shall come to thy light, and kings to the brightness of thy rising.” (Isaiah 60:2-3)</text:span></text:p>
      <text:p text:style-name="P2"/>
      <text:p text:style-name="P3"><text:span text:style-name="T8">II. Wisdom of practicing Humility: </text:span><text:span text:style-name="T7"><text:s/>These men were, most likely, not actual kings but they were definitely connected to royalty. <text:s/>It is likely that they were palace officials from an Asian country. <text:s/>This is why they would go to Herod's residence and be received by Him.</text:span><text:span text:style-name="T11"> </text:span><text:span text:style-name="T7"><text:s/>After not finding Christ in the wealthy part of Judea they were undeterred by locating Him in a poor village and with a poor family. <text:s/>These men were very rich and influential yet they quickly and easily fell down and worshiped a poor baby in a poor neighborhood. <text:s/>In Romans 12:16 Paul advises: “...</text:span><text:span text:style-name="T9">Mind not high things, but condescend to men of low estate...” <text:s/>Jesus said: "...</text:span><text:span text:style-name="T13">whosoever exalteth himself shall be abased; and he that humbleth himself shall be exalted.” <text:s/>To glorify yourself is easy but to deliberately take a lower position is tough especially when you are surrounded by those who think highly of themselves. <text:s/>Solomon said in </text:span><text:span text:style-name="T22">Proverbs 11:2</text:span><text:span text:style-name="T14"> <text:s/>“</text:span><text:span text:style-name="T16">When</text:span><text:span text:style-name="T15"> pride cometh, then cometh shame: but with the lowly </text:span><text:span text:style-name="T16">is</text:span><text:span text:style-name="T15"> wisdom.”</text:span></text:p>
      <text:p text:style-name="P7"><text:span text:style-name="T25"><text:s text:c="2"/>There is a reason that I said that we should practice humility. It's be-cause humility isn't a natural response: it must be practiced. </text:span></text:p>
      <text:p text:style-name="P6"/>
      <text:p text:style-name="P3"><text:span text:style-name="T8">III. Wisdom of a circumspect walk:</text:span><text:span text:style-name="T7"> <text:s/>When these men came into town they came in on one road but after meeting with Jesus, they left on a different road. <text:s/>I know it is not up to us to decide if someone is a genuine believer or not however I can say with certainty that after one has a meet-ing with Christ they will never walk the same again. <text:s/>The psalmist said in </text:span><text:span text:style-name="T12">Psalm 119:3</text:span><text:span text:style-name="T10"> “They also do no iniquity: they walk in his ways.”</text:span><text:span text:style-name="T7"> <text:s/>Paul said in Ephesians 5:15 “</text:span><text:span text:style-name="T18">See then that ye walk circumspectly, not as fools, but as wise,”</text:span></text:p>
      <text:p text:style-name="P8"><text:s text:c="2"/>A Christian Song writer said it this way:</text:p>
      <text:p text:style-name="P8"/>
      <text:p text:style-name="P16"><text:span text:style-name="T1">1.</text:span> Oh! Don't look for me to go, where I used to go before,<text:line-break/>I don't go there any more, I found a better way.<text:line-break/>Don't look for me to say, the things I used to say before,<text:line-break/>I don't say them anymore, I found a better way.</text:p>
      <text:p text:style-name="P16"><text:line-break/><text:span text:style-name="T1">Chorus:</text:span> Oh well I've found a better way, brighter paths for my feet.<text:line-break/>My heart found joy so sweet, I found a better way.<text:line-break/>And since I found a church, and I've found a place to pray.<text:line-break/>And there I found the Lord, I found a better way.</text:p>
      <text:p text:style-name="P16"/>
      <text:p text:style-name="P5"><text:span text:style-name="T1">2.</text:span> Oh! don't look for me to be, just like I used to be.<text:line-break/>There's been a change in me, I've found a better way.<text:line-break/>I may not walk so proud, and I may not boast so loud,<text:line-break/>but I'm bound for heaven now, I've found a better way.</text:p>
      <text:p text:style-name="P5"/>
      <text:p text:style-name="P15"><text:span text:style-name="T4">Conclude: </text:span><text:span text:style-name="T5"><text:s/>The three gifts, brought by the wise men were gold, f</text:span><text:span text:style-name="T20">rankincense, and myrrh. <text:s/>The three lessons taught by the wise men are obedience (regardless of the cost), Humility, and walking the road that God chooses. <text:s/></text:span></text:p>
      <text:p text:style-name="P12"><text:span text:style-name="T20"/></text:p>
      <text:p text:style-name="P17"><text:span text:style-name="T20"/></text:p>
      <text:p text:style-name="P13"><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1</meta:editing-cycles>
    <meta:creation-date>2014-03-28T17:34:00</meta:creation-date>
    <dc:date>2021-01-06T17:49:51.36</dc:date>
    <meta:editing-duration>P12DT10H4M3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881" meta:character-count="47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